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Efim Notes</text:h>
      <text:p text:style-name="Standard"/>
      <text:h text:style-name="Heading_20_2" text:outline-level="2">To Do List</text:h>
      <text:list xml:id="list8750443614191137634" text:style-name="L1">
        <text:list-item>
          <text:p text:style-name="P1">Create Communication Protocol</text:p>
        </text:list-item>
      </text:list>
      <text:p text:style-name="Standard"/>
      <text:p text:style-name="Standard"/>
      <text:h text:style-name="Heading_20_2" text:outline-level="2">Notes</text:h>
      <text:p text:style-name="Standard"/>
      <text:p text:style-name="Heading">Communication Protocol</text:p>
      <text:p text:style-name="Standard"/>
      <text:p text:style-name="Standard">TARGET – Unique ID</text:p>
      <text:p text:style-name="Standard">COMMAND – Rotate, Speed</text:p>
      <text:p text:style-name="Standard">VALUE</text:p>
      <text:p text:style-name="Standard">TIME – The amount of time to maintain the state</text:p>
      <text:p text:style-name="Standard"/>
      <text:p text:style-name="Standard">Target Id List</text:p>
      <text:p text:style-name="Standard"/>
      <text:p text:style-name="Standard">1 – Communication Registration</text:p>
      <text:p text:style-name="Standard">2 – Diagnostics</text:p>
      <text:p text:style-name="Standard">4</text:p>
      <text:p text:style-name="Standard">8</text:p>
      <text:p text:style-name="Standard">16</text:p>
      <text:p text:style-name="Standard">32</text:p>
      <text:p text:style-name="Standard">64</text:p>
      <text:p text:style-name="Standard">128</text:p>
      <text:p text:style-name="Standard">256</text:p>
      <text:p text:style-name="Standard">32768</text:p>
      <text:p text:style-name="Standard"/>
      <text:p text:style-name="Standard">10 – Servo Head Verticle</text:p>
      <text:p text:style-name="Standard">11 – Servo Head Horizantal</text:p>
      <text:p text:style-name="Standard"/>
      <text:p text:style-name="Standard">20 – LED Display</text:p>
      <text:p text:style-name="Standard"/>
      <text:p text:style-name="P3">Registration Example:</text:p>
      <text:p text:style-name="Standard">Diagnostic Registration</text:p>
      <text:p text:style-name="Standard">Send data 1,2,1,0</text:p>
      <text:p text:style-name="Standard"/>
      <text:p text:style-name="Standard">TARGET = 1</text:p>
      <text:p text:style-name="Standard">COMMAND = 2 (Target to register/unregister)</text:p>
      <text:p text:style-name="Standard">VALUE = 1 (1 = register, 2 = unregister)</text:p>
      <text:p text:style-name="Standard">TIME = 0</text:p>
      <text:p text:style-name="Standard"/>
      <text:p text:style-name="Standard">Should recieve 1,2,1,0 back</text:p>
      <text:p text:style-name="Standard"/>
      <text:p text:style-name="Heading"><text:soft-page-break/>Arduino Libraries</text:p>
      <text:p text:style-name="Standard"/>
      <text:list xml:id="list6579697081967233133" text:style-name="L2">
        <text:list-item>
          <text:p text:style-name="P2">Arduino Easy Transfer - <text:a xlink:type="simple" xlink:href="https://github.com/madsci1016/Arduino-EasyTransfer">https://github.com/madsci1016/Arduino-EasyTransfer</text:a></text:p>
        </text:list-item>
        <text:list-item>
          <text:p text:style-name="P2">ADK 2011 - <text:a xlink:type="simple" xlink:href="http://developer.android.com/tools/adk/adk.html">http://developer.android.com/tools/adk/adk.html</text:a>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6M44S</meta:editing-duration>
    <meta:editing-cycles>7</meta:editing-cycles>
    <meta:generator>OpenOffice.org/3.4.1$Win32 OpenOffice.org_project/341m1$Build-9593</meta:generator>
    <dc:date>2014-02-22T16:02:28.87</dc:date>
    <dc:creator>Joshua Frank</dc:creator>
    <meta:document-statistic meta:table-count="0" meta:image-count="0" meta:object-count="0" meta:page-count="2" meta:paragraph-count="34" meta:word-count="108" meta:character-count="654"/>
    <meta:user-defined meta:name="Info 1"/>
    <meta:user-defined meta:name="Info 2"/>
    <meta:user-defined meta:name="Info 3"/>
    <meta:user-defined meta:name="Info 4"/>
  </office:meta>
</office:document-meta>
</file>